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d0" officeooo:paragraph-rsid="0001ecd0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1ecd0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rsid="0001ecd0" officeooo:paragraph-rsid="0001ecd0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e880d" style:font-name="JetBrains Mono" fo:font-size="10pt" fo:font-style="normal" fo:font-weight="normal" officeooo:rsid="00026247" style:font-size-asian="10pt" style:font-style-asian="normal" style:font-weight-asian="normal"/>
    </style:style>
    <style:style style:name="T11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01ec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cter, setter</text:p>
      <text:p text:style-name="P3"/>
      <text:p text:style-name="P3"><text:span text:style-name="T15"><text:s/></text:span><text:line-break/><text:span text:style-name="T1">class </text:span><text:span text:style-name="T2">Ishchi</text:span><text:span text:style-name="T3">:</text:span><text:line-break/><text:span text:style-name="T3"> <text:s text:c="3"/>this_year = </text:span><text:span text:style-name="T4">2021</text:span><text:line-break/><text:span text:style-name="T4"> <text:s text:c="3"/></text:span><text:span text:style-name="T1">def </text:span><text:span text:style-name="T5">__init__</text:span><text:span text:style-name="T3">(</text:span><text:span text:style-name="T6">self</text:span><text:span text:style-name="T3">, name=</text:span><text:span text:style-name="T7">"Bobur"</text:span><text:span text:style-name="T3">, last_name=</text:span><text:span text:style-name="T7">"Aliyev"</text:span><text:span text:style-name="T3">):</text:span><text:line-break/><text:span text:style-name="T3"> <text:s text:c="7"/></text:span><text:span text:style-name="T6">self</text:span><text:span text:style-name="T3">.ism = name</text:span><text:line-break/><text:span text:style-name="T3"> <text:s text:c="7"/></text:span><text:span text:style-name="T6">self</text:span><text:span text:style-name="T3">.familaya = last_name</text:span><text:line-break/><text:span text:style-name="T3"> <text:s text:c="7"/></text:span><text:span text:style-name="T8"># self.email = f"{self.ism.lower()}.{self.familaya.lower()}.@gmail.com"</text:span><text:line-break/><text:span text:style-name="T8"> <text:s text:c="3"/></text:span><text:span text:style-name="T9">@property</text:span><text:line-break/><text:span text:style-name="T9"> <text:s text:c="3"/></text:span><text:span text:style-name="T1">def </text:span><text:span text:style-name="T11">email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.lower()</text:span><text:span text:style-name="T12">}</text:span><text:span text:style-name="T7">.</text:span><text:span text:style-name="T12">{</text:span><text:span text:style-name="T6">self</text:span><text:span text:style-name="T3">.familaya.lower()</text:span><text:span text:style-name="T12">}</text:span><text:span text:style-name="T7">.@gmail.com"</text:span><text:line-break/><text:span text:style-name="T7"> <text:s text:c="3"/></text:span><text:span text:style-name="T9">@property</text:span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</text:span><text:span text:style-name="T12">} {</text:span><text:span text:style-name="T6">self</text:span><text:span text:style-name="T3">.familaya</text:span><text:span text:style-name="T12">}</text:span><text:span text:style-name="T7">"</text:span><text:line-break/><text:span text:style-name="T7"> <text:s text:c="3"/></text:span><text:span text:style-name="T9">@full_name.setter</text:span><text:line-break/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, value):</text:span><text:line-break/><text:span text:style-name="T3"> <text:s text:c="7"/>a = <text:s/>value.split(</text:span><text:span text:style-name="T7">' '</text:span><text:span text:style-name="T3">)</text:span><text:line-break/><text:span text:style-name="T3"> <text:s text:c="7"/></text:span><text:span text:style-name="T6">self</text:span><text:span text:style-name="T3">.ism = a[</text:span><text:span text:style-name="T4">0</text:span><text:span text:style-name="T3">]</text:span><text:line-break/><text:span text:style-name="T3"> <text:s text:c="7"/></text:span><text:span text:style-name="T6">self</text:span><text:span text:style-name="T3">.familaya = a[</text:span><text:span text:style-name="T4">1</text:span><text:span text:style-name="T3">]</text:span><text:line-break/><text:line-break/><text:line-break/><text:span text:style-name="T3">worker1 = Ishchi(</text:span><text:span text:style-name="T13">last_name</text:span><text:span text:style-name="T3">=</text:span><text:span text:style-name="T7">"Valiyev"</text:span><text:span text:style-name="T3">)</text:span><text:line-break/><text:span text:style-name="T3">worker1.ism = </text:span><text:span text:style-name="T7">"Xumoyun"</text:span><text:line-break/><text:span text:style-name="T3">worker1.full_name = </text:span><text:span text:style-name="T7">"Abror Akmalov"</text:span><text:line-break/><text:span text:style-name="T14">print</text:span><text:span text:style-name="T3">(worker1.ism)</text:span><text:line-break/><text:span text:style-name="T14">print</text:span><text:span text:style-name="T3">(worker1.email)</text:span><text:line-break/><text:span text:style-name="T14">print</text:span><text:span text:style-name="T3">(worker1.full_na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5">2 - MIsol</text:span><text:line-break/><text:span text:style-name="T1">class </text:span><text:span text:style-name="T2">Ishchi</text:span><text:span text:style-name="T3">:</text:span><text:line-break/><text:span text:style-name="T3"> <text:s text:c="3"/>this_year = </text:span><text:span text:style-name="T4">2021</text:span><text:line-break/><text:span text:style-name="T4"> <text:s text:c="3"/></text:span><text:span text:style-name="T1">def </text:span><text:span text:style-name="T5">__init__</text:span><text:span text:style-name="T3">(</text:span><text:span text:style-name="T6">self</text:span><text:span text:style-name="T3">, name=</text:span><text:span text:style-name="T7">"Bobur"</text:span><text:span text:style-name="T3">, last_name=</text:span><text:span text:style-name="T7">"Aliyev"</text:span><text:span text:style-name="T3">):</text:span><text:line-break/><text:span text:style-name="T3"> <text:s text:c="7"/></text:span><text:span text:style-name="T6">self</text:span><text:span text:style-name="T3">.ism = name</text:span><text:line-break/><text:span text:style-name="T3"> <text:s text:c="7"/></text:span><text:span text:style-name="T6">self</text:span><text:span text:style-name="T3">.familaya = last_name</text:span><text:line-break/><text:span text:style-name="T3"> <text:s text:c="7"/></text:span><text:span text:style-name="T8"># self.email = f"{self.ism.lower()}.{self.familaya.lower()}.@gmail.com"</text:span><text:line-break/><text:span text:style-name="T8"> <text:s text:c="3"/></text:span><text:span text:style-name="T9">@property</text:span><text:line-break/><text:span text:style-name="T9"> <text:s text:c="3"/></text:span><text:span text:style-name="T1">def </text:span><text:span text:style-name="T11">email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.lower()</text:span><text:span text:style-name="T12">}</text:span><text:span text:style-name="T7">.</text:span><text:span text:style-name="T12">{</text:span><text:span text:style-name="T6">self</text:span><text:span text:style-name="T3">.familaya.lower()</text:span><text:span text:style-name="T12">}</text:span><text:span text:style-name="T7">.@gmail.com"</text:span><text:line-break/><text:span text:style-name="T7"> <text:s text:c="3"/></text:span><text:span text:style-name="T9">@property</text:span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</text:span><text:span text:style-name="T12">} {</text:span><text:span text:style-name="T6">self</text:span><text:span text:style-name="T3">.familaya</text:span><text:span text:style-name="T12">}</text:span><text:span text:style-name="T7">"</text:span><text:line-break/><text:span text:style-name="T7"> <text:s text:c="3"/></text:span><text:span text:style-name="T9">@full_name.setter</text:span><text:line-break/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, value):</text:span><text:line-break/><text:span text:style-name="T3"> <text:s text:c="7"/>a = <text:s/>value.split(</text:span><text:span text:style-name="T7">' '</text:span><text:span text:style-name="T3">)</text:span><text:line-break/><text:span text:style-name="T3"> <text:s text:c="7"/></text:span><text:span text:style-name="T6">self</text:span><text:span text:style-name="T3">.ism = a[</text:span><text:span text:style-name="T4">0</text:span><text:span text:style-name="T3">]</text:span><text:line-break/><text:span text:style-name="T3"> <text:s text:c="7"/></text:span><text:span text:style-name="T6">self</text:span><text:span text:style-name="T3">.familaya = a[</text:span><text:span text:style-name="T4">1</text:span><text:span text:style-name="T3">]</text:span><text:line-break/><text:line-break/><text:line-break/><text:span text:style-name="T3">worker1 = Ishchi(</text:span><text:span text:style-name="T13">last_name</text:span><text:span text:style-name="T3">=</text:span><text:span text:style-name="T7">"Valiyev"</text:span><text:span text:style-name="T3">)</text:span><text:line-break/><text:span text:style-name="T8"># worker1.ism = "Xumoyun"</text:span><text:line-break/><text:span text:style-name="T3">ism = </text:span><text:span text:style-name="T14">input</text:span><text:span text:style-name="T3">(</text:span><text:span text:style-name="T7">"Ism kirteng: "</text:span><text:span text:style-name="T3">)</text:span><text:line-break/><text:soft-page-break/><text:span text:style-name="T3">familaya = </text:span><text:span text:style-name="T14">input</text:span><text:span text:style-name="T3">(</text:span><text:span text:style-name="T7">"Fam: "</text:span><text:span text:style-name="T3">)</text:span><text:line-break/><text:span text:style-name="T3">worker1.full_name = </text:span><text:span text:style-name="T7">f"</text:span><text:span text:style-name="T12">{</text:span><text:span text:style-name="T3">ism</text:span><text:span text:style-name="T12">} {</text:span><text:span text:style-name="T3">familaya</text:span><text:span text:style-name="T12">}</text:span><text:span text:style-name="T7">"</text:span><text:line-break/><text:span text:style-name="T14">print</text:span><text:span text:style-name="T3">(worker1.ism)</text:span><text:line-break/><text:span text:style-name="T14">print</text:span><text:span text:style-name="T3">(worker1.email)</text:span><text:line-break/><text:span text:style-name="T14">print</text:span><text:span text:style-name="T3">(worker1.full_name)</text:span></text:p>
      <text:p text:style-name="Standard"/>
      <text:p text:style-name="Standard"/>
      <text:p text:style-name="P1">3</text:p>
      <text:p text:style-name="P1"><text:bookmark-start text:name="__DdeLink__737_600536720"/><text:span text:style-name="T1">class </text:span><text:span text:style-name="T2">Ishchi</text:span><text:span text:style-name="T3">:</text:span><text:line-break/><text:span text:style-name="T3"> <text:s text:c="3"/>this_year = </text:span><text:span text:style-name="T4">2021</text:span><text:line-break/><text:span text:style-name="T4"> <text:s text:c="3"/></text:span><text:span text:style-name="T1">def </text:span><text:span text:style-name="T5">__init__</text:span><text:span text:style-name="T3">(</text:span><text:span text:style-name="T6">self</text:span><text:span text:style-name="T3">, name=</text:span><text:span text:style-name="T7">"Bobur"</text:span><text:span text:style-name="T3">, last_name=</text:span><text:span text:style-name="T7">"Aliyev"</text:span><text:span text:style-name="T3">):</text:span><text:line-break/><text:span text:style-name="T3"> <text:s text:c="7"/></text:span><text:span text:style-name="T6">self</text:span><text:span text:style-name="T3">.ism = name</text:span><text:line-break/><text:span text:style-name="T3"> <text:s text:c="7"/></text:span><text:span text:style-name="T6">self</text:span><text:span text:style-name="T3">.familaya = last_name</text:span><text:line-break/><text:span text:style-name="T3"> <text:s text:c="7"/></text:span><text:span text:style-name="T8"># self.email = f"{self.ism.lower()}.{self.familaya.lower()}.@gmail.com"</text:span><text:line-break/><text:span text:style-name="T8"> <text:s text:c="3"/></text:span><text:span text:style-name="T9">@property</text:span><text:line-break/><text:span text:style-name="T9"> <text:s text:c="3"/></text:span><text:span text:style-name="T1">def </text:span><text:span text:style-name="T11">email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.lower()</text:span><text:span text:style-name="T12">}</text:span><text:span text:style-name="T7">.</text:span><text:span text:style-name="T12">{</text:span><text:span text:style-name="T6">self</text:span><text:span text:style-name="T3">.familaya.lower()</text:span><text:span text:style-name="T12">}</text:span><text:span text:style-name="T7">.@gmail.com"</text:span><text:line-break/><text:span text:style-name="T7"> <text:s text:c="3"/></text:span><text:span text:style-name="T9">@property </text:span><text:span text:style-name="T10">#getter</text:span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):</text:span><text:line-break/><text:span text:style-name="T3"> <text:s text:c="7"/></text:span><text:span text:style-name="T1">return </text:span><text:span text:style-name="T7">f"</text:span><text:span text:style-name="T12">{</text:span><text:span text:style-name="T6">self</text:span><text:span text:style-name="T3">.ism</text:span><text:span text:style-name="T12">} {</text:span><text:span text:style-name="T6">self</text:span><text:span text:style-name="T3">.familaya</text:span><text:span text:style-name="T12">}</text:span><text:span text:style-name="T7">"</text:span><text:line-break/><text:span text:style-name="T7"> <text:s text:c="3"/></text:span><text:span text:style-name="T9">@full_name.setter </text:span><text:span text:style-name="T10">#setter</text:span><text:line-break/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, value):</text:span><text:line-break/><text:span text:style-name="T3"> <text:s text:c="7"/>a = <text:s/>value.split(</text:span><text:span text:style-name="T7">' '</text:span><text:span text:style-name="T3">)</text:span><text:line-break/><text:span text:style-name="T3"> <text:s text:c="7"/></text:span><text:span text:style-name="T6">self</text:span><text:span text:style-name="T3">.ism = a[</text:span><text:span text:style-name="T4">0</text:span><text:span text:style-name="T3">]</text:span><text:line-break/><text:span text:style-name="T3"> <text:s text:c="7"/></text:span><text:span text:style-name="T6">self</text:span><text:span text:style-name="T3">.familaya = a[</text:span><text:span text:style-name="T4">1</text:span><text:span text:style-name="T3">]</text:span><text:line-break/><text:line-break/><text:span text:style-name="T3"> <text:s text:c="3"/></text:span><text:span text:style-name="T9">@full_name.deleter</text:span><text:line-break/><text:span text:style-name="T9"> <text:s text:c="3"/></text:span><text:span text:style-name="T1">def </text:span><text:span text:style-name="T11">full_name</text:span><text:span text:style-name="T3">(</text:span><text:span text:style-name="T6">self</text:span><text:span text:style-name="T3">):</text:span><text:line-break/><text:span text:style-name="T3"> <text:s text:c="6"/></text:span><text:span text:style-name="T6">self</text:span><text:span text:style-name="T3">.ism = </text:span><text:span text:style-name="T7">''</text:span><text:line-break/><text:span text:style-name="T7"> <text:s text:c="6"/></text:span><text:span text:style-name="T6">self</text:span><text:span text:style-name="T3">.familaya = </text:span><text:span text:style-name="T7">''</text:span><text:line-break/><text:line-break/><text:span text:style-name="T3">worker1 = Ishchi(</text:span><text:span text:style-name="T13">last_name</text:span><text:span text:style-name="T3">=</text:span><text:span text:style-name="T7">"Valiyev"</text:span><text:span text:style-name="T3">)</text:span><text:line-break/><text:span text:style-name="T8"># worker1.ism = "Xumoyun"</text:span><text:line-break/><text:span text:style-name="T3">ism = </text:span><text:span text:style-name="T14">input</text:span><text:span text:style-name="T3">(</text:span><text:span text:style-name="T7">"Ism kirteng: "</text:span><text:span text:style-name="T3">)</text:span><text:line-break/><text:span text:style-name="T3">familaya = </text:span><text:span text:style-name="T14">input</text:span><text:span text:style-name="T3">(</text:span><text:span text:style-name="T7">"Fam: "</text:span><text:span text:style-name="T3">)</text:span><text:line-break/><text:span text:style-name="T1">del </text:span><text:span text:style-name="T3">worker1</text:span><text:line-break/><text:span text:style-name="T3">worker1.full_name = </text:span><text:span text:style-name="T7">f"</text:span><text:span text:style-name="T12">{</text:span><text:span text:style-name="T3">ism</text:span><text:span text:style-name="T12">} {</text:span><text:span text:style-name="T3">familaya</text:span><text:span text:style-name="T12">}</text:span><text:span text:style-name="T7">"</text:span><text:line-break/><text:span text:style-name="T14">print</text:span><text:span text:style-name="T3">(worker1.ism)</text:span><text:line-break/><text:span text:style-name="T14">print</text:span><text:span text:style-name="T3">(worker1.email)</text:span><text:line-break/><text:span text:style-name="T14">print</text:span><text:span text:style-name="T3">(worker1.full_name)</text:span><text:bookmark-end text:name="__DdeLink__737_600536720"/><text:lin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4:29:21.049343411</meta:creation-date>
    <dc:date>2022-04-06T10:10:58.312201607</dc:date>
    <meta:editing-duration>PT11H15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" meta:word-count="210" meta:character-count="2445" meta:non-whitespace-character-count="1915"/>
  </office:meta>
</office:document-meta>
</file>